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ff"/>
    </style:style>
    <style:style style:name="P4" style:family="paragraph" style:parent-style-name="Standard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paragraph-properties style:writing-mode="lr-tb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style:writing-mode="lr-tb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style:writing-mode="lr-tb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style:writing-mode="lr-tb"/>
      <style:text-properties fo:color="#000000" style:font-name="Times New Roman" fo:font-size="10pt" style:font-size-asian="10pt" style:font-size-complex="10pt"/>
    </style:style>
    <style:style style:name="P12" style:family="paragraph" style:parent-style-name="Standard">
      <style:paragraph-properties style:writing-mode="lr-tb"/>
      <style:text-properties fo:color="#ff0000" style:font-name="Times New Roman" fo:font-size="10pt" style:font-size-asian="10pt" style:font-size-complex="10pt"/>
    </style:style>
    <style:style style:name="P13" style:family="paragraph" style:parent-style-name="Standard">
      <style:paragraph-properties style:writing-mode="lr-tb"/>
      <style:text-properties fo:color="#ff0000" style:font-name="Times New Roman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style:writing-mode="lr-tb"/>
      <style:text-properties style:font-name="Times New Roman" fo:font-size="9pt" style:font-size-asian="9pt" style:font-size-complex="9pt"/>
    </style:style>
    <style:style style:name="P15" style:family="paragraph" style:parent-style-name="Standard">
      <style:paragraph-properties style:writing-mode="lr-tb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style:writing-mode="lr-tb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style:writing-mode="lr-tb"/>
      <style:text-properties style:font-name="Times New Roman" fo:font-size="10pt" style:font-size-asian="10pt" style:font-size-complex="10pt"/>
    </style:style>
    <style:style style:name="P18" style:family="paragraph" style:parent-style-name="Standard">
      <style:paragraph-properties style:writing-mode="lr-tb"/>
      <style:text-properties fo:color="#000000" style:font-name="Times New Roman" fo:font-size="10pt" style:font-size-asian="10pt" style:font-size-complex="10pt"/>
    </style:style>
    <style:style style:name="P19" style:family="paragraph" style:parent-style-name="Standard">
      <style:paragraph-properties style:writing-mode="lr-tb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weight="normal" style:font-weight-asian="normal" style:font-weight-complex="normal"/>
    </style:style>
    <style:style style:name="T5" style:family="text">
      <style:text-properties fo:color="#000000"/>
    </style:style>
    <style:style style:name="T6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7. Acondicionamiento de las gramáticas de atributos </text:p>
      <text:p text:style-name="P3">Transformaciones realizadas sobre las gramáticas de atributos para permitir la traducción predictivo-recursiva. </text:p>
      <text:p text:style-name="P3"/>
      <text:p text:style-name="P3">Únicamente deben incluirse la transformación de las producciones que se ven afectadas. Si alguna de las gramáticas no necesitan acondicionamiento, dejar el correspondiente subapartado en blanco.</text:p>
      <text:p text:style-name="P1"/>
      <text:p text:style-name="P1">7.1. Acondicionamiento de la Gramática para la Construcción de la tabla de símbolos</text:p>
      <text:p text:style-name="P7"/>
      <text:p text:style-name="P4">Declaraciones → Declaracion DeclaracionesFact</text:p>
      <text:p text:style-name="P5"><text:tab/>DeclaracionesFact.idh = Declaracion.id</text:p>
      <text:p text:style-name="P5"><text:tab/>DeclaracionesFact.tipoh = Declaracion.tipo</text:p>
      <text:p text:style-name="P5"><text:tab/>Declaraciones.ts = DeclaracionesFact.ts</text:p>
      <text:p text:style-name="P4">DeclaracionesFact → <text:span text:style-name="T3">λ</text:span></text:p>
      <text:p text:style-name="P5"><text:tab/>DeclaracionFact.ts = añadeID(creaTS(),DeclaracionesFact.idh,&lt;tipo:DeclaracionesFact.tipoh&gt;)</text:p>
      <text:p text:style-name="P4">DeclaracionesFact → ; Declaraciones</text:p>
      <text:p text:style-name="P5"><text:tab/>DeclaracionesFact.ts = añadeID(Declaraciones.ts,DeclaracionesFact.idh,&lt;tipo:DeclaracionesFact.tipoh&gt;)</text:p>
      <text:p text:style-name="P4"/>
      <text:p text:style-name="P1"/>
      <text:p text:style-name="P1">7.2. Acondicionamiento de la Gramática para la Comprobación de las Restricciones Contextuales</text:p>
      <text:p text:style-name="P1"/>
      <text:p text:style-name="P1"/>
      <text:p text:style-name="P8">AQUÍ ESTÁN SÓLO LAS PRODUCCIONES QUE CAMBIAN</text:p>
      <text:p text:style-name="P8"/>
      <text:p text:style-name="P8">Declaraciones → <text:s/>Declaración DeclaracionesFact</text:p>
      <text:p text:style-name="P9"><text:tab/>Declaraciones.error = existe(DeclaracionesFact.ts,Declaracion.id) v DeclaracionesFact.error</text:p>
      <text:p text:style-name="P8">DeclaracionesFact → λ</text:p>
      <text:p text:style-name="P8"><text:tab/><text:span text:style-name="T2">DeclaracionesFact.error = false</text:span></text:p>
      <text:p text:style-name="P8">DeclaracionesFact → ; Declaraciones</text:p>
      <text:p text:style-name="P10"><text:span text:style-name="T1"><text:tab/></text:span><text:span text:style-name="T2">DeclaracionesFact.error = Declaraciones.error</text:span></text:p>
      <text:p text:style-name="P9"/>
      <text:p text:style-name="P9"/>
      <text:p text:style-name="P9"/>
      <text:p text:style-name="P8">Instrucciones → Instrucción InstruccionesFact</text:p>
      <text:p text:style-name="P9"><text:tab/>Instrucciones.error = instruccion.error v InstruccionesFact.error</text:p>
      <text:p text:style-name="P9"><text:tab/>Instrucción.tsh = Instrucciones.tsh</text:p>
      <text:p text:style-name="P9"><text:tab/>InstruccionesFact.tsh = Instrucciones.tsh</text:p>
      <text:p text:style-name="P8">InstruccionesFact → λ</text:p>
      <text:p text:style-name="P9"><text:tab/>InstruccionesFact.error = false</text:p>
      <text:p text:style-name="P8">InstruccionesFact → ; Instrucciones</text:p>
      <text:p text:style-name="P9"><text:tab/>InstruccionesFact.error = Instrucciones.error</text:p>
      <text:p text:style-name="P9"><text:tab/>Instrucciones.tsh = InstruccionesFact.tsh</text:p>
      <text:p text:style-name="P9"/>
      <text:p text:style-name="P9"/>
      <text:p text:style-name="P9"/>
      <text:p text:style-name="P8">Expresion → ExpresionNiv1 ExpresionFact</text:p>
      <text:p text:style-name="P9"><text:tab/>ExpresionFact.tipoh = ExpresionNiv1.tipo</text:p>
      <text:p text:style-name="P9"><text:tab/>Expresion.tipo = ExpresionFact.tipo</text:p>
      <text:p text:style-name="P9"><text:tab/>ExpresionNiv1.tsh = Expresion.tsh</text:p>
      <text:p text:style-name="P9"><text:tab/>ExpresionFact.tsh = Expresion.tsh</text:p>
      <text:p text:style-name="P8">ExpresionFact → λ</text:p>
      <text:p text:style-name="P8"><text:tab/><text:span text:style-name="T2">ExpresionFact.tipo = ExpresionFact.tipoh</text:span></text:p>
      <text:p text:style-name="P8">ExpresionFact → OpNiv0 ExpresionNiv1</text:p>
      <text:p text:style-name="P9"><text:tab/>ExpresionFact.tipo = si (ExpresionFact.tipoh = error v ExpresionNiv1.tipo = error) v</text:p>
      <text:p text:style-name="P9"><text:tab/><text:tab/> <text:tab/> <text:s text:c="5"/>( ExpresionFact.tipoh = character ᴧ ExpresionNiv1.tipo =/= character) v</text:p>
      <text:p text:style-name="P9"><text:tab/><text:tab/><text:tab/> <text:s text:c="5"/>( ExpresionFact.tipoh =/= character ᴧ ExpresionNiv1.tipo = character)</text:p>
      <text:p text:style-name="P9"><text:tab/><text:tab/> <text:tab/> <text:s text:c="5"/>(ExpresionFact.tipoh = boolean ᴧ ExpresionNiv1.tipo =/= boolean) v</text:p>
      <text:p text:style-name="P9"><text:tab/><text:tab/><text:tab/> <text:s text:c="5"/>( ExpresionFact.tipoh =/= boolean ᴧ ExpresionNiv1.tipo = boolean))</text:p>
      <text:p text:style-name="P9"><text:tab/><text:tab/><text:tab/> <text:s text:c="13"/>error</text:p>
      <text:p text:style-name="P9"><text:soft-page-break/><text:tab/><text:tab/><text:tab/> <text:s/>sino <text:s/>boolean</text:p>
      <text:p text:style-name="P9"><text:tab/><text:tab/><text:tab/> <text:s/>finsi</text:p>
      <text:p text:style-name="P9"><text:tab/>ExpresionNiv1.tsh = ExpresionFact.tsh</text:p>
      <text:p text:style-name="P9"/>
      <text:p text:style-name="P9"/>
      <text:p text:style-name="P8">ExpresiónNiv1 → ExpresiónNiv2 ExpresionNiv1Rec</text:p>
      <text:p text:style-name="P8"><text:tab/><text:span text:style-name="T2">ExpresionNiv1Rec.tipoh = ExpresiónNiv2.tipo.</text:span></text:p>
      <text:p text:style-name="P9"><text:tab/>ExpresionNiv1.tipo = ExpresiónNiv2Rec.tipo</text:p>
      <text:p text:style-name="P9"><text:tab/>ExpresionNiv2.tsh = ExpresionNiv1.tsh</text:p>
      <text:p text:style-name="P9"><text:tab/>ExpresionNiv1Rec.tsh = ExpresionNiv1.tsh</text:p>
      <text:p text:style-name="P9"/>
      <text:p text:style-name="P8">ExpresiónNiv1Rec → OpNiv1 ExpresiónNiv2 ExpresiónNiv1Rec</text:p>
      <text:p text:style-name="P8"><text:tab/><text:span text:style-name="T2">ExpresionNiv1Rec1.tipoh = </text:span></text:p>
      <text:p text:style-name="P9"><text:tab/><text:tab/>si (ExpresionNiv1Rec0.tipoh = error v ExpresionNiv2.tipo = error v</text:p>
      <text:p text:style-name="P9"><text:tab/><text:tab/> <text:s text:c="4"/>ExpresionNiv1Rec0.tipoh = char v ExpresionNiv2.tipo = char v</text:p>
      <text:p text:style-name="P9"><text:tab/><text:tab/> <text:s text:c="4"/>(ExpresionNiv1Rec0.tipoh = boolean ᴧ ExpresionNiv2.tipo =/= boolean) v</text:p>
      <text:p text:style-name="P9"><text:tab/> <text:s text:c="18"/>(ExpresionNiv1Rec0.tipoh =/= boolean ᴧ ExpresionNiv2.tipo = boolean))</text:p>
      <text:p text:style-name="P9"><text:tab/><text:tab/><text:tab/>error</text:p>
      <text:p text:style-name="P9"><text:tab/><text:tab/>sino case (OpNiv1.op)</text:p>
      <text:p text:style-name="P9"><text:tab/><text:tab/><text:tab/>suma,resta: </text:p>
      <text:p text:style-name="P9"><text:tab/><text:tab/><text:tab/> <text:s text:c="8"/>si (ExpresionNiv1Rec0.tipoh=float v ExpresionNiv2.tipo = float)</text:p>
      <text:p text:style-name="P9"><text:tab/><text:tab/><text:tab/><text:tab/>float</text:p>
      <text:p text:style-name="P9"><text:tab/><text:tab/><text:tab/> <text:s text:c="8"/>sino si (ExpresionNiv1Rec0.tipoh =integer v ExpresionNiv2.tipo = integer)</text:p>
      <text:p text:style-name="P9"><text:tab/><text:tab/><text:tab/><text:tab/> integer</text:p>
      <text:p text:style-name="P9"><text:tab/><text:tab/><text:tab/> <text:s text:c="8"/>sino si (ExpresionNiv1Rec0.tipoh =natural ᴧ ExpresionNiv2.tipo = natural)</text:p>
      <text:p text:style-name="P9"><text:tab/><text:tab/><text:tab/><text:tab/> natural</text:p>
      <text:p text:style-name="P9"><text:tab/><text:tab/><text:tab/> <text:s text:c="16"/>sino error</text:p>
      <text:p text:style-name="P9"><text:tab/><text:tab/><text:tab/>o: <text:s/></text:p>
      <text:p text:style-name="P9"><text:tab/><text:tab/><text:tab/> <text:s text:c="8"/>si (ExpresionNiv1Rec0.tipoh = boolean ᴧ ExpresionNiv2.tipo = boolean)</text:p>
      <text:p text:style-name="P9"><text:tab/><text:tab/><text:tab/><text:tab/> <text:s text:c="3"/>boolean</text:p>
      <text:p text:style-name="P9"><text:tab/><text:tab/><text:tab/> <text:s text:c="8"/>sino error</text:p>
      <text:p text:style-name="P9"><text:tab/>ExpresionNivlRec0.tipo = ExpresionNiv1Rec1.tipo</text:p>
      <text:p text:style-name="P9"><text:tab/>ExpresionNiv2.tsh = ExpresionNiv1Rec0.tsh</text:p>
      <text:p text:style-name="P9"><text:tab/>ExpresionNiv1Rec1.tsh = ExpresionNiv1Rec0.tsh</text:p>
      <text:p text:style-name="P9"/>
      <text:p text:style-name="P8">ExpresionNiv1Rec → <text:span text:style-name="T3">λ</text:span></text:p>
      <text:p text:style-name="P8"><text:tab/><text:span text:style-name="T2">ExpresionNiv1Rec.tipo = ExpresionNiv1Rec.tipoh</text:span></text:p>
      <text:p text:style-name="P9"/>
      <text:p text:style-name="P9"/>
      <text:p text:style-name="P8">ExpresiónNiv2 → ExpresionNiv3 ExpresiónNiv2Rec</text:p>
      <text:p text:style-name="P8"><text:tab/><text:span text:style-name="T2">ExpresionNiv2Rec.tipoh = ExpresiónNiv3.tipo</text:span></text:p>
      <text:p text:style-name="P9"><text:tab/>ExpresionNiv2.tipo = ExpresiónNiv2Rec.tipo</text:p>
      <text:p text:style-name="P9"><text:tab/>ExpresionNiv3.tsh = ExpresionNiv2.tsh</text:p>
      <text:p text:style-name="P9"><text:tab/>ExpresionNiv2Rec.tsh = ExpresionNiv2.tsh</text:p>
      <text:p text:style-name="P9"/>
      <text:p text:style-name="P8">ExpresiónNiv2Rec → OpNiv2 ExpresiónNiv3 ExpresiónNiv2Rec</text:p>
      <text:p text:style-name="P9"><text:tab/>ExpresionNiv2Rec1.tipoh = </text:p>
      <text:p text:style-name="P9"><text:tab/><text:tab/>si (ExpresionNiv2Rec0.tipoh = error v ExpresionNiv3.tipo = error v</text:p>
      <text:p text:style-name="P9"><text:s text:c="33"/>ExpresionNiv2Rec0.tipoh = character v ExpresionNiv3.tipo = character v</text:p>
      <text:p text:style-name="P9"><text:tab/><text:tab/> <text:s text:c="3"/>(ExpresionNiv2Rec0.tipoh = boolean ᴧ ExpresionNiv3.tipo =/= boolean v</text:p>
      <text:p text:style-name="P9"><text:tab/><text:tab/> <text:s text:c="3"/>(ExpresionNiv2Rec0.tipoh =/= boolean ᴧ ExpresionNiv3.tipo = boolean))</text:p>
      <text:p text:style-name="P9"><text:tab/><text:tab/> <text:s text:c="9"/>Error</text:p>
      <text:p text:style-name="P9"><text:tab/><text:tab/>sino case (OpNiv2.op)</text:p>
      <text:p text:style-name="P9"><text:tab/><text:tab/><text:tab/>multiplica,divide: </text:p>
      <text:p text:style-name="P9"><text:tab/><text:tab/><text:tab/> <text:s text:c="8"/>si (ExpresionNiv2Rec0.tipoh=float v ExpresionNiv3.tipo = float)</text:p>
      <text:p text:style-name="P9"><text:tab/><text:tab/><text:tab/><text:tab/> <text:s text:c="3"/>float</text:p>
      <text:p text:style-name="P9"><text:tab/><text:tab/><text:tab/> <text:s text:c="8"/>sino si (ExpresionNiv2Rec0.tipoh =integer v ExpresionNiv3.tipo = integer)</text:p>
      <text:p text:style-name="P9"><text:tab/><text:tab/><text:tab/><text:tab/><text:tab/>integer</text:p>
      <text:p text:style-name="P9"><text:tab/><text:tab/><text:tab/> <text:s text:c="8"/>sino si (ExpresionNiv2Rec0.tipoh =natural ᴧ ExpresionNiv3.tipo=natural)</text:p>
      <text:p text:style-name="P9"><text:tab/><text:tab/><text:tab/><text:tab/> <text:s/>natural</text:p>
      <text:p text:style-name="P9"><text:tab/><text:tab/><text:tab/> <text:s text:c="6"/>sino error</text:p>
      <text:p text:style-name="P9"><text:tab/><text:tab/><text:tab/>modulo:</text:p>
      <text:p text:style-name="P9"><text:tab/><text:tab/><text:tab/> <text:s text:c="8"/>si (ExpresionNiv3.tipo = natural ᴧ</text:p>
      <text:p text:style-name="P9"><text:soft-page-break/><text:tab/><text:tab/><text:tab/><text:tab/>(ExpresionNiv2Rec0.tipoh=natural v ExpresionNiv2Rec0.tipoh=integer))<text:tab/></text:p>
      <text:p text:style-name="P9"><text:tab/><text:tab/><text:tab/><text:tab/> <text:s text:c="5"/>ExpresionNiv2Rec0.tipoh</text:p>
      <text:p text:style-name="P9"><text:tab/><text:tab/><text:tab/> <text:s text:c="8"/>sino <text:s text:c="4"/>error</text:p>
      <text:p text:style-name="P9"><text:tab/><text:tab/><text:tab/>y: <text:s/></text:p>
      <text:p text:style-name="P9"><text:tab/><text:tab/><text:tab/> <text:s text:c="8"/>si (ExpresionNiv2Rec0.tipoh = boolean ᴧ ExpresionNiv3.tipo = boolean)</text:p>
      <text:p text:style-name="P9"><text:tab/><text:tab/><text:tab/><text:tab/> <text:s text:c="3"/>boolean</text:p>
      <text:p text:style-name="P9"><text:tab/><text:tab/><text:tab/> <text:s text:c="8"/>sino error</text:p>
      <text:p text:style-name="P9"><text:tab/>ExpresionNiv2Rec0.tipo = ExpresionNiv2Rec1.tipo</text:p>
      <text:p text:style-name="P9"><text:tab/>ExpresionNiv2Rec1.tsh = ExpresionNiv2Rec0.tsh</text:p>
      <text:p text:style-name="P9"><text:tab/>ExpresionNiv3.tsh = ExpresionNiv2Rec0.tsh</text:p>
      <text:p text:style-name="P9"/>
      <text:p text:style-name="P8">ExpresiónNiv2Rec → <text:span text:style-name="T3">λ</text:span></text:p>
      <text:p text:style-name="P9"><text:tab/>ExpresionNiv2Rec.tipo = ExpresionNiv2Rec.tipoh</text:p>
      <text:p text:style-name="P9"/>
      <text:p text:style-name="P9"/>
      <text:p text:style-name="P9"/>
      <text:p text:style-name="P8">ExpresionNiv3 → ExpresionNiv4 ExpresionNiv3Fact</text:p>
      <text:p text:style-name="P9"><text:tab/>ExpresionNiv3Fact.tipoh = ExpresiónNiv4.tipo</text:p>
      <text:p text:style-name="P9"><text:tab/>ExpresionNiv3.tipo = ExpresionNiv3Fact.tipo</text:p>
      <text:p text:style-name="P8">ExpresionNiv3Fact → <text:span text:style-name="T3">λ</text:span></text:p>
      <text:p text:style-name="P8"><text:span text:style-name="T3"><text:tab/></text:span><text:span text:style-name="T4">ExpresionNiv3Fact.tipo = ExpresionNiv3Fact.tipoh</text:span></text:p>
      <text:p text:style-name="P8">ExpresionNiv3Fact → OpNiv3 ExpresiónNiv3</text:p>
      <text:p text:style-name="P8"><text:span text:style-name="T3"><text:tab/></text:span><text:span text:style-name="T4">ExpresionNiv3Fact.tipo = </text:span></text:p>
      <text:p text:style-name="P9"><text:tab/><text:tab/>si (ExpresionNiv3Fact.tipoh = error v ExpresionNiv3.tipo = error v</text:p>
      <text:p text:style-name="P9"><text:s text:c="33"/>ExpresionNiv3Fact.tipoh =/= natural v ExpresionNiv3.tipo =/= natural)</text:p>
      <text:p text:style-name="P9"><text:tab/><text:tab/> <text:s text:c="6"/>error</text:p>
      <text:p text:style-name="P9"><text:tab/><text:tab/>sino natural</text:p>
      <text:p text:style-name="P9"/>
      <text:p text:style-name="P9"/>
      <text:p text:style-name="P1"/>
      <text:p text:style-name="P1">7.3. Acondicionamiento de la Gramática para la Traducción</text:p>
      <text:p text:style-name="P1"/>
      <text:p text:style-name="P1">(Sólo aparecen las adaptadas)</text:p>
      <text:p text:style-name="P6"/>
      <text:p text:style-name="P4">Declaraciones → Declaracion DeclaracionesFact</text:p>
      <text:p text:style-name="P5"><text:tab/>DeclaracionFact.idh = Declaracion.id</text:p>
      <text:p text:style-name="P5"><text:tab/>Declaraciones.ts = DeclaracionFact.ts</text:p>
      <text:p text:style-name="P5"><text:tab/>Declaraciones.numVars = DeclaracionesFact.numVars</text:p>
      <text:p text:style-name="P4">DeclaracionesFact → λ</text:p>
      <text:p text:style-name="P5"><text:tab/>DeclaracionesFact.ts = añadeID(creaTS(),DeclaracionesFact.idh,&lt;dir:0&gt;)</text:p>
      <text:p text:style-name="P5"><text:tab/>DeclaracionesFact.numVars = 1</text:p>
      <text:p text:style-name="P4">DeclaracionesFact → ; Declaraciones</text:p>
      <text:p text:style-name="P5"><text:tab/>DeclaracionesFact.ts = añadeID(Declaraciones.ts,DeclaracionesFact.idh,&lt;dir:Declaraciones.numVars&gt;)</text:p>
      <text:p text:style-name="P5"><text:tab/>DeclaracionesFact.numVars = Declaraciones.numVars + 1</text:p>
      <text:p text:style-name="P6"/>
      <text:p text:style-name="P6"/>
      <text:p text:style-name="P4">Instrucciones → Instrucción InstruccionesFact</text:p>
      <text:p text:style-name="P4"><text:tab/><text:span text:style-name="T2">InstruccionesFact.codPh = Instrucción.codP</text:span></text:p>
      <text:p text:style-name="P5"><text:tab/>InstruccionesFact.codJh = Instrucción.codJ</text:p>
      <text:p text:style-name="P5"><text:tab/>Instrucciones.codP = InstruccionesFact.codP</text:p>
      <text:p text:style-name="P5"><text:tab/>Instrucciones.codJ = InstruccionesFact.codJ</text:p>
      <text:p text:style-name="P4">InstruccionesFact → <text:span text:style-name="T3">λ</text:span></text:p>
      <text:p text:style-name="P4"><text:span text:style-name="T3"><text:tab/></text:span><text:span text:style-name="T4">InstruccionesFact.codP = InstruccionesFact.codPh</text:span></text:p>
      <text:p text:style-name="P5"><text:tab/>InstruccionesFact.codJ = InstruccionesFact.codJh</text:p>
      <text:p text:style-name="P4">InstruccionesFact → ; Instrucciones</text:p>
      <text:p text:style-name="P10"><text:tab/>InstruccionesFact.codP = InstruccionesFact.codPh || Instrucciones.codP</text:p>
      <text:p text:style-name="P10"><text:tab/>InstruccionesFact.codJ = InstruccionesFact.codJh || Instrucciones.codJ</text:p>
      <text:p text:style-name="P9"/>
      <text:p text:style-name="P13"/>
      <text:p text:style-name="P13"/>
      <text:p text:style-name="P13"/>
      <text:p text:style-name="P13"/>
      <text:p text:style-name="P8"><text:soft-page-break/>Expresión → ExpresiónNiv1 ExpresiónFact</text:p>
      <text:p text:style-name="P8"><text:tab/><text:span text:style-name="T2">ExpresiónFact.codPh = ExpresionNiv1.codP</text:span></text:p>
      <text:p text:style-name="P9"><text:tab/>ExpresiónFact.codJh = ExpresiónNiv1.codJ</text:p>
      <text:p text:style-name="P9"><text:tab/>Expresión.codP = ExpresiónFact.codP</text:p>
      <text:p text:style-name="P9"><text:tab/>Expresión.codJ = ExpresiónFact.codJ</text:p>
      <text:p text:style-name="P8">ExpresiónFact → <text:span text:style-name="T3">λ</text:span></text:p>
      <text:p text:style-name="P8"><text:tab/><text:span text:style-name="T2">ExpresiónFact.codP = ExpresiónFact.codPh</text:span></text:p>
      <text:p text:style-name="P9"><text:tab/>ExpresiónFact.codJ = ExpresiónFact.codJh</text:p>
      <text:p text:style-name="P8">ExpresiónFact → OpNiv0 ExpresiónNiv1</text:p>
      <text:p text:style-name="P10"><text:tab/>ExpresiónFact.codP = </text:p>
      <text:p text:style-name="P10"><text:tab/><text:tab/>case (OpNiv0.op)</text:p>
      <text:p text:style-name="P10"><text:tab/><text:tab/><text:tab/>menor:</text:p>
      <text:p text:style-name="P10"><text:tab/><text:tab/><text:tab/><text:tab/>case (ExpresiónFact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ExpresiónNiv1.codP || men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CastFloat || menor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enor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6"/>ExpresiónFact.codPh || ExpresiónNiv1.codP || CastInt || men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enor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enor</text:p>
      <text:p text:style-name="P10"><text:tab/><text:tab/><text:tab/><text:tab/><text:tab/><text:tab/>sino si (ExpresiónNiv1.tipo = entero)</text:p>
      <text:p text:style-name="P10"><text:tab/><text:tab/><text:tab/><text:tab/><text:tab/><text:tab/> <text:s text:c="6"/>ExpresiónFact.codPh || CastInt || ExpresiónNiv1.codP || men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enor</text:p>
      <text:p text:style-name="P10"><text:tab/><text:tab/><text:tab/><text:tab/><text:tab/>otro:</text:p>
      <text:p text:style-name="P10"><text:tab/><text:tab/><text:tab/><text:tab/><text:tab/><text:tab/>ExpresiónFact.codPh || ExpresiónNiv1.codP || menor</text:p>
      <text:p text:style-name="P10"><text:tab/><text:tab/><text:tab/>mayor</text:p>
      <text:p text:style-name="P10"><text:tab/><text:tab/><text:tab/><text:tab/>case (ExpresiónFact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ExpresiónNiv1.codP || may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CastFloat || mayor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ayor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6"/>ExpresiónFact.codPh || ExpresiónNiv1.codP || CastInt || may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ayor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ayor</text:p>
      <text:p text:style-name="P10"><text:tab/><text:tab/><text:tab/><text:tab/><text:tab/><text:tab/>sino si (ExpresiónNiv1.tipo = entero)</text:p>
      <text:p text:style-name="P10"><text:tab/><text:tab/><text:tab/><text:tab/><text:tab/><text:tab/> <text:s text:c="6"/>ExpresiónFact.codPh || CastInt || ExpresiónNiv1.codP || may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ayor</text:p>
      <text:p text:style-name="P10"><text:tab/><text:tab/><text:tab/><text:tab/><text:tab/>otro:</text:p>
      <text:p text:style-name="P10"><text:tab/><text:tab/><text:tab/><text:tab/><text:tab/><text:tab/>ExpresiónFact.codPh || ExpresiónNiv1.codP || <text:s/>mayor</text:p>
      <text:p text:style-name="P10"><text:tab/><text:tab/><text:tab/>menor-ig</text:p>
      <text:p text:style-name="P10"><text:tab/><text:tab/><text:tab/><text:tab/>case (ExpresiónFact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ExpresiónNiv1.codP || menorIg</text:p>
      <text:p text:style-name="P10"><text:tab/><text:tab/><text:tab/><text:tab/><text:tab/><text:tab/>sino</text:p>
      <text:p text:style-name="P10"><text:soft-page-break/><text:tab/><text:tab/><text:tab/><text:tab/><text:tab/><text:tab/> <text:s text:c="6"/>ExpresiónFact.codPh || ExpresiónNiv1.codP || CastFloat || menorIg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enorIg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6"/>ExpresiónFact.codPh || ExpresiónNiv1.codP || CastInt || menorIg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enorIg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enorIg</text:p>
      <text:p text:style-name="P10"><text:tab/><text:tab/><text:tab/><text:tab/><text:tab/><text:tab/>sino si (ExpresiónNiv1.tipo = entero)</text:p>
      <text:p text:style-name="P10"><text:tab/><text:tab/><text:tab/><text:tab/><text:tab/><text:tab/> <text:s text:c="6"/>ExpresiónFact.codPh || CastInt || ExpresiónNiv1.codP || menorIg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enorIg</text:p>
      <text:p text:style-name="P10"><text:tab/><text:tab/><text:tab/><text:tab/><text:tab/>otro:</text:p>
      <text:p text:style-name="P10"><text:tab/><text:tab/><text:tab/><text:tab/><text:tab/><text:tab/>ExpresiónFact.codPh || ExpresiónNiv1.codP || <text:s/>menorIg</text:p>
      <text:p text:style-name="P10"><text:tab/><text:tab/><text:tab/>mayor-ig</text:p>
      <text:p text:style-name="P10"><text:tab/><text:tab/><text:tab/><text:tab/>case (ExpresiónFact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ExpresiónNiv1.codP || mayorIg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CastFloat || mayorIg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ayorIg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6"/>ExpresiónFact.codPh || ExpresiónNiv1.codP || CastInt || mayorIg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ayorIg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0.codPh || CastFloat || ExpresiónNiv1.codP || mayorIg</text:p>
      <text:p text:style-name="P10"><text:tab/><text:tab/><text:tab/><text:tab/><text:tab/><text:tab/>sino si (ExpresiónNiv1.tipo = entero)</text:p>
      <text:p text:style-name="P10"><text:tab/><text:tab/><text:tab/><text:tab/><text:tab/><text:tab/> <text:s text:c="6"/>ExpresiónFact0.codPh || CastInt || ExpresiónNiv1.codP || mayorIg</text:p>
      <text:p text:style-name="P10"><text:tab/><text:tab/><text:tab/><text:tab/><text:tab/><text:tab/>sino</text:p>
      <text:p text:style-name="P10"><text:tab/><text:tab/><text:tab/><text:tab/><text:tab/><text:tab/> <text:s text:c="6"/>ExpresiónFact0.codPh || ExpresiónNiv1.codP || mayorIg</text:p>
      <text:p text:style-name="P10"><text:tab/><text:tab/><text:tab/><text:tab/><text:tab/>otro:</text:p>
      <text:p text:style-name="P10"><text:tab/><text:tab/><text:tab/><text:tab/><text:tab/><text:tab/>ExpresiónFact0.codPh || ExpresiónNiv1.codP || <text:s/>mayorIg</text:p>
      <text:p text:style-name="P10"><text:tab/><text:tab/><text:tab/>igual</text:p>
      <text:p text:style-name="P10"><text:tab/><text:tab/><text:tab/><text:tab/>case (ExpresiónFact0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0.codPh || ExpresiónNiv1.codP || igual</text:p>
      <text:p text:style-name="P10"><text:tab/><text:tab/><text:tab/><text:tab/><text:tab/><text:tab/>sino</text:p>
      <text:p text:style-name="P10"><text:tab/><text:tab/><text:tab/><text:tab/><text:tab/><text:tab/> <text:s text:c="6"/>ExpresiónFact0.codPh || ExpresiónNiv1.codP || CastFloat || igual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0.codPh || CastFloat || ExpresiónNiv1.codP || igual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6"/>ExpresiónFact0.codPh || ExpresiónNiv1.codP || CastInt || igual</text:p>
      <text:p text:style-name="P10"><text:tab/><text:tab/><text:tab/><text:tab/><text:tab/><text:tab/>sino</text:p>
      <text:p text:style-name="P10"><text:tab/><text:tab/><text:tab/><text:tab/><text:tab/><text:tab/> <text:s text:c="6"/>ExpresiónFact0.codPh || ExpresiónNiv1.codP || igual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0.codPh || CastFloat || ExpresiónNiv1.codP || igual</text:p>
      <text:p text:style-name="P10"><text:tab/><text:tab/><text:tab/><text:tab/><text:tab/><text:tab/>sino si (ExpresiónNiv1.tipo = entero)</text:p>
      <text:p text:style-name="P10"><text:tab/><text:tab/><text:tab/><text:tab/><text:tab/><text:tab/> <text:s text:c="6"/>ExpresiónFact0.codPh || CastInt || ExpresiónNiv1.codP || igual</text:p>
      <text:p text:style-name="P10"><text:tab/><text:tab/><text:tab/><text:tab/><text:tab/><text:tab/>sino</text:p>
      <text:p text:style-name="P10"><text:tab/><text:tab/><text:tab/><text:tab/><text:tab/><text:tab/> <text:s text:c="6"/>ExpresiónFact0.codPh || ExpresiónNiv1.codP || igual</text:p>
      <text:p text:style-name="P10"><text:tab/><text:tab/><text:tab/><text:tab/><text:tab/>otro:</text:p>
      <text:p text:style-name="P10"><text:tab/><text:tab/><text:tab/><text:tab/><text:tab/><text:tab/>ExpresiónFact0.codPh || ExpresiónNiv1.codP || <text:s/>igual</text:p>
      <text:p text:style-name="P10"><text:soft-page-break/><text:tab/><text:tab/><text:tab/>no-igual</text:p>
      <text:p text:style-name="P10"><text:tab/><text:tab/><text:tab/><text:tab/>case (ExpresiónFact0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0.codPh || ExpresiónNiv1.codP || no-igual</text:p>
      <text:p text:style-name="P10"><text:tab/><text:tab/><text:tab/><text:tab/><text:tab/><text:tab/>sino</text:p>
      <text:p text:style-name="P10"><text:tab/><text:tab/><text:tab/><text:tab/><text:tab/><text:tab/> <text:s text:c="6"/>ExpresiónFact0.codPh || ExpresiónNiv1.codP || CastFloat || no-igual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5"/>ExpresiónFact0.codPh || CastFloat || ExpresiónNiv1.codP || no-igual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5"/>ExpresiónFact0.codPh || ExpresiónNiv1.codP || CastInt || no-igual</text:p>
      <text:p text:style-name="P10"><text:tab/><text:tab/><text:tab/><text:tab/><text:tab/><text:tab/>sino</text:p>
      <text:p text:style-name="P10"><text:tab/><text:tab/><text:tab/><text:tab/><text:tab/><text:tab/> <text:s text:c="5"/>ExpresiónFact0.codPh || ExpresiónNiv1.codP || no-igual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5"/>ExpresiónFact0.codPh || CastFloat || ExpresiónNiv1.codP || no-igual</text:p>
      <text:p text:style-name="P10"><text:tab/><text:tab/><text:tab/><text:tab/><text:tab/><text:tab/>sino si (ExpresiónNiv1.tipo = entero)</text:p>
      <text:p text:style-name="P10"><text:tab/><text:tab/><text:tab/><text:tab/><text:tab/><text:tab/> <text:s text:c="5"/>ExpresiónFact0.codPh || CastInt || ExpresiónNiv1.codP || no-igual</text:p>
      <text:p text:style-name="P10"><text:tab/><text:tab/><text:tab/><text:tab/><text:tab/><text:tab/>sino</text:p>
      <text:p text:style-name="P10"><text:tab/><text:tab/><text:tab/><text:tab/><text:tab/><text:tab/> <text:s text:c="5"/>ExpresiónFact0.codPh || ExpresiónNiv1.codP || no-igual</text:p>
      <text:p text:style-name="P10"><text:tab/><text:tab/><text:tab/><text:tab/><text:tab/>otro:</text:p>
      <text:p text:style-name="P10"><text:tab/><text:tab/><text:tab/><text:tab/><text:tab/><text:tab/>ExpresiónFact0.codPh || ExpresiónNiv1.codP || <text:s/>no-igual</text:p>
      <text:p text:style-name="P10"/>
      <text:p text:style-name="P10"><text:tab/>ExpresiónFact.codJ = </text:p>
      <text:p text:style-name="P10"><text:tab/><text:tab/>case (OpNiv0.op)</text:p>
      <text:p text:style-name="P10"><text:tab/><text:tab/><text:tab/>menor: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g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g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g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g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</text:p>
      <text:p text:style-name="P10"><text:tab/><text:tab/><text:tab/>mayor</text:p>
      <text:p text:style-name="P10"><text:soft-page-break/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l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l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l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l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</text:p>
      <text:p text:style-name="P10"><text:tab/><text:tab/><text:tab/>menor-ig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g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g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g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soft-page-break/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g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</text:p>
      <text:p text:style-name="P10"><text:tab/><text:tab/><text:tab/>mayor-ig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l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l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l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l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</text:p>
      <text:p text:style-name="P10"><text:tab/><text:tab/><text:tab/>igual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n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n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soft-page-break/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ne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ne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><text:tab/><text:tab/><text:tab/>no-igual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eq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eq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eq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eq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<text:soft-page-break/>ExpresiónNiv1 → ExpresiónNiv2 ExpresiónNiv1Rec</text:p>
      <text:p text:style-name="P8"><text:tab/><text:span text:style-name="T2">ExpresiónNiv1Rec.codPh = ExpresiónNiv2.codP</text:span></text:p>
      <text:p text:style-name="P8"><text:span text:style-name="T2"><text:tab/>ExpresiónNiv1Rec.codJh = ExpresiónNiv2.codJ</text:span></text:p>
      <text:p text:style-name="P8"><text:span text:style-name="T2"><text:tab/>ExpresiónNiv1.codP = ExpresiónNiv1Rec.codP</text:span></text:p>
      <text:p text:style-name="P8"><text:span text:style-name="T2"><text:tab/>ExpresiónNiv1.codJ = ExpresiónNiv1Rec.codJ</text:span></text:p>
      <text:p text:style-name="P8"><text:span text:style-name="T2"/></text:p>
      <text:p text:style-name="P8">ExpresiónNiv1Rec → λ</text:p>
      <text:p text:style-name="P8"><text:tab/><text:span text:style-name="T2">ExpresiónNiv1Rec.codP = ExpresiónNiv1Rec.codPh</text:span></text:p>
      <text:p text:style-name="P8"><text:span text:style-name="T2"><text:tab/>ExpresiónNiv1Rec.codJ = ExpresiónNiv1Rec.codJh</text:span></text:p>
      <text:p text:style-name="P8"/>
      <text:p text:style-name="P8">ExpresiónNiv1Rec → OpNiv1 ExpresiónNiv2 ExpresiónNiv1Rec</text:p>
      <text:p text:style-name="P14"><text:tab/>ExpresiónNiv1Rec1.codPh = </text:p>
      <text:p text:style-name="P14"><text:tab/><text:span text:style-name="T6"><text:tab/><text:tab/>case (OpNiv1.op)</text:span></text:p>
      <text:p text:style-name="P10"><text:tab/><text:tab/><text:tab/>suma:</text:p>
      <text:p text:style-name="P11"><text:tab/><text:tab/><text:tab/><text:tab/>case (ExpresiónNiv1Rec0.tipoh)</text:p>
      <text:p text:style-name="P11"><text:tab/><text:tab/><text:tab/><text:tab/><text:tab/>float:</text:p>
      <text:p text:style-name="P11"><text:tab/><text:tab/><text:tab/><text:tab/><text:tab/><text:tab/>si(ExpresionNiv2 .tipo = float)</text:p>
      <text:p text:style-name="P11"><text:tab/><text:tab/><text:tab/><text:tab/><text:tab/><text:tab/><text:tab/>ExpresiónNiv1Rec0.codPh || ExpresionNiv2.codP || sumar</text:p>
      <text:p text:style-name="P11"><text:tab/><text:tab/><text:tab/><text:tab/><text:tab/><text:tab/>sino </text:p>
      <text:p text:style-name="P11"><text:tab/><text:tab/><text:tab/><text:tab/><text:tab/><text:tab/><text:tab/>ExpresiónNiv1Rec0.codPh || ExpresionNiv2.codP || (CastFloat) || sumar</text:p>
      <text:p text:style-name="P11"><text:tab/><text:tab/><text:tab/><text:tab/><text:tab/>entero:</text:p>
      <text:p text:style-name="P11"><text:tab/><text:tab/><text:tab/><text:tab/><text:tab/><text:tab/>si (ExpresionNiv2.tipo = float)</text:p>
      <text:p text:style-name="P11"><text:tab/><text:tab/><text:tab/><text:tab/><text:tab/><text:tab/><text:tab/>ExpresiónNiv1Rec0.codPh || (CastFloat) || ExpresionNiv2.codP || sumar</text:p>
      <text:p text:style-name="P11"><text:tab/><text:tab/><text:tab/><text:tab/><text:tab/><text:tab/>sino si (ExpresionNiv2.tipo = natural)</text:p>
      <text:p text:style-name="P11"><text:tab/><text:tab/><text:tab/><text:tab/><text:tab/><text:tab/><text:tab/>ExpresiónNiv1Rec0.codPh || ExpresionNiv2.codP || (CastInt) || sumar</text:p>
      <text:p text:style-name="P11"><text:tab/><text:tab/><text:tab/><text:tab/><text:tab/><text:tab/>sino </text:p>
      <text:p text:style-name="P11"><text:tab/><text:tab/><text:tab/><text:tab/><text:tab/><text:tab/><text:tab/>ExpresiónNiv1Rec0.codPh || ExpresionNiv2.codP || sumar</text:p>
      <text:p text:style-name="P11"><text:tab/><text:tab/><text:tab/><text:tab/><text:tab/>natural:</text:p>
      <text:p text:style-name="P11"><text:tab/><text:tab/><text:tab/><text:tab/><text:tab/><text:tab/>si (ExpresionNiv2.tipo = float)</text:p>
      <text:p text:style-name="P11"><text:tab/><text:tab/><text:tab/><text:tab/><text:tab/><text:tab/><text:tab/>ExpresiónNiv1Rec0.codPh || (CastFloat) || ExpresionNiv2.codP || sumar</text:p>
      <text:p text:style-name="P11"><text:tab/><text:tab/><text:tab/><text:tab/><text:tab/><text:tab/>sino si (ExpresionNiv2.tipo = entero)</text:p>
      <text:p text:style-name="P11"><text:tab/><text:tab/><text:tab/><text:tab/><text:tab/><text:tab/><text:tab/>ExpresiónNiv1Rec0.codPh || (CastInt) || ExpresionNiv2.codP || <text:s/>sumar</text:p>
      <text:p text:style-name="P11"><text:tab/><text:tab/><text:tab/><text:tab/><text:tab/><text:tab/>sino </text:p>
      <text:p text:style-name="P11"><text:tab/><text:tab/><text:tab/><text:tab/><text:tab/><text:tab/><text:tab/>ExpresiónNiv1Rec0.codPh || ExpresionNiv2.codP || sumar</text:p>
      <text:p text:style-name="P10"><text:tab/><text:tab/><text:tab/>resta:</text:p>
      <text:p text:style-name="P11"><text:tab/><text:tab/><text:tab/><text:tab/>case (ExpresiónNiv1Rec0.tipoh)</text:p>
      <text:p text:style-name="P11"><text:tab/><text:tab/><text:tab/><text:tab/><text:tab/>float:</text:p>
      <text:p text:style-name="P11"><text:tab/><text:tab/><text:tab/><text:tab/><text:tab/><text:tab/>si(ExpresionNiv2 .tipo = float)</text:p>
      <text:p text:style-name="P11"><text:tab/><text:tab/><text:tab/><text:tab/><text:tab/><text:tab/><text:tab/>ExpresiónNiv1Rec0.codPh || ExpresionNiv2.codP || restar</text:p>
      <text:p text:style-name="P11"><text:tab/><text:tab/><text:tab/><text:tab/><text:tab/><text:tab/>sino </text:p>
      <text:p text:style-name="P11"><text:tab/><text:tab/><text:tab/><text:tab/><text:tab/><text:tab/><text:tab/>ExpresiónNiv1Rec0.codPh || ExpresionNiv2.codP || (CastFloat) || restar</text:p>
      <text:p text:style-name="P11"><text:tab/><text:tab/><text:tab/><text:tab/><text:tab/>entero:</text:p>
      <text:p text:style-name="P11"><text:tab/><text:tab/><text:tab/><text:tab/><text:tab/><text:tab/>si (ExpresionNiv2.tipo = float)</text:p>
      <text:p text:style-name="P11"><text:tab/><text:tab/><text:tab/><text:tab/><text:tab/><text:tab/><text:tab/>ExpresiónNiv1Rec0.codPh || (CastFloat) || ExpresionNiv2.codP || restar</text:p>
      <text:p text:style-name="P11"><text:tab/><text:tab/><text:tab/><text:tab/><text:tab/><text:tab/>sino si (ExpresionNiv2.tipo = natural)</text:p>
      <text:p text:style-name="P11"><text:tab/><text:tab/><text:tab/><text:tab/><text:tab/><text:tab/><text:tab/>ExpresiónNiv1Rec0.codPh || ExpresionNiv2.codP || (CastInt) || restar</text:p>
      <text:p text:style-name="P11"><text:tab/><text:tab/><text:tab/><text:tab/><text:tab/><text:tab/>sino </text:p>
      <text:p text:style-name="P11"><text:tab/><text:tab/><text:tab/><text:tab/><text:tab/><text:tab/><text:tab/>ExpresiónNiv1Rec0.codPh || ExpresionNiv2.codP || restar</text:p>
      <text:p text:style-name="P11"><text:tab/><text:tab/><text:tab/><text:tab/><text:tab/>natural:</text:p>
      <text:p text:style-name="P11"><text:tab/><text:tab/><text:tab/><text:tab/><text:tab/><text:tab/>si (ExpresionNiv2.tipo = float)</text:p>
      <text:p text:style-name="P11"><text:tab/><text:tab/><text:tab/><text:tab/><text:tab/><text:tab/><text:tab/>ExpresiónNiv1Rec0.codPh || (CastFloat) || ExpresionNiv2.codP || restar</text:p>
      <text:p text:style-name="P11"><text:tab/><text:tab/><text:tab/><text:tab/><text:tab/><text:tab/>sino si (ExpresionNiv2.tipo = entero)</text:p>
      <text:p text:style-name="P11"><text:tab/><text:tab/><text:tab/><text:tab/><text:tab/><text:tab/><text:tab/>ExpresiónNiv1Rec0.codPh || (CastInt) || ExpresionNiv2.codP || <text:s/>restar</text:p>
      <text:p text:style-name="P11"><text:tab/><text:tab/><text:tab/><text:tab/><text:tab/><text:tab/>sino </text:p>
      <text:p text:style-name="P11"><text:tab/><text:tab/><text:tab/><text:tab/><text:tab/><text:tab/><text:tab/>ExpresiónNiv1Rec0.codPh || ExpresionNiv2.codP || restar</text:p>
      <text:p text:style-name="P10"><text:tab/><text:tab/><text:tab/>o:</text:p>
      <text:p text:style-name="P10"><text:tab/><text:tab/><text:tab/><text:tab/>ExpresiónNiv1Rec0.codPh || ExpresiónNiv2.codP || o<text:tab/><text:tab/></text:p>
      <text:p text:style-name="P10"/>
      <text:p text:style-name="P10"><text:tab/>ExpresiónNiv1Rec1.codJh =</text:p>
      <text:p text:style-name="P10"><text:tab/><text:tab/>case (OpNiv1.op)</text:p>
      <text:p text:style-name="P10"><text:tab/><text:tab/><text:tab/>suma:</text:p>
      <text:p text:style-name="P10"><text:tab/><text:tab/><text:tab/><text:tab/>si (ExpresiónNiv1Rec0.tipoh = float)</text:p>
      <text:p text:style-name="P10"><text:tab/><text:tab/><text:tab/><text:tab/><text:tab/>si(ExpresionNiv2.tipo = float)</text:p>
      <text:p text:style-name="P10"><text:soft-page-break/><text:tab/><text:tab/><text:tab/><text:tab/><text:tab/><text:tab/> ExpresiónNiv1Rec0.codJh || ExpresiónNiv2. codJ || fadd</text:p>
      <text:p text:style-name="P10"><text:tab/><text:tab/><text:tab/><text:tab/><text:tab/>sino</text:p>
      <text:p text:style-name="P10"><text:tab/><text:tab/><text:tab/><text:tab/><text:tab/><text:tab/> ExpresiónNiv1Rec0.codJh || ExpresiónNiv2. codJ || i2f || fadd</text:p>
      <text:p text:style-name="P10"><text:tab/><text:tab/><text:tab/><text:tab/>sino</text:p>
      <text:p text:style-name="P10"><text:tab/><text:tab/><text:tab/><text:tab/><text:tab/>si(ExpresionNiv2.tipo = float)</text:p>
      <text:p text:style-name="P10"><text:tab/><text:tab/><text:tab/><text:tab/><text:tab/><text:tab/> ExpresiónNiv1Rec0.codJh || i2f || ExpresiónNiv2. codJ || fadd</text:p>
      <text:p text:style-name="P10"><text:tab/><text:tab/><text:tab/><text:tab/><text:tab/>sino</text:p>
      <text:p text:style-name="P10"><text:tab/><text:tab/><text:tab/><text:tab/><text:tab/><text:tab/> ExpresiónNiv1Rec0.codJh || ExpresiónNiv2. codJ || iadd</text:p>
      <text:p text:style-name="P10"><text:tab/><text:tab/><text:tab/>resta:</text:p>
      <text:p text:style-name="P10"><text:tab/><text:tab/><text:tab/><text:tab/>si (ExpresiónNiv1Rec0.tipoh = float)</text:p>
      <text:p text:style-name="P10"><text:tab/><text:tab/><text:tab/><text:tab/><text:tab/>si(ExpresionNiv2.tipo = float)</text:p>
      <text:p text:style-name="P10"><text:tab/><text:tab/><text:tab/><text:tab/><text:tab/><text:tab/> ExpresiónNiv1Rec0.codJh || ExpresiónNiv2. codJ || fsub</text:p>
      <text:p text:style-name="P10"><text:tab/><text:tab/><text:tab/><text:tab/><text:tab/>sino</text:p>
      <text:p text:style-name="P10"><text:tab/><text:tab/><text:tab/><text:tab/><text:tab/><text:tab/> ExpresiónNiv1Rec0.codJh || ExpresiónNiv2. codJ || i2f || fsub</text:p>
      <text:p text:style-name="P10"><text:tab/><text:tab/><text:tab/><text:tab/>sino</text:p>
      <text:p text:style-name="P10"><text:tab/><text:tab/><text:tab/><text:tab/><text:tab/>si(ExpresionNiv2.tipo = float)</text:p>
      <text:p text:style-name="P10"><text:tab/><text:tab/><text:tab/><text:tab/><text:tab/><text:tab/> ExpresiónNiv1Rec0.codJh || i2f || ExpresiónNiv2. codJ || fsub</text:p>
      <text:p text:style-name="P10"><text:tab/><text:tab/><text:tab/><text:tab/><text:tab/>sino</text:p>
      <text:p text:style-name="P10"><text:tab/><text:tab/><text:tab/><text:tab/><text:tab/><text:tab/> ExpresiónNiv1Rec0.codJh || ExpresiónNiv2. codJ || isub</text:p>
      <text:p text:style-name="P10"><text:tab/><text:tab/><text:tab/>o:</text:p>
      <text:p text:style-name="P10"><text:tab/><text:tab/><text:tab/><text:tab/>ExpresiónNiv1Rec0.codJh ||</text:p>
      <text:p text:style-name="P10"><text:tab/><text:tab/><text:tab/><text:tab/>ifne +7 ||</text:p>
      <text:p text:style-name="P10"><text:tab/><text:tab/><text:tab/><text:tab/>ExpresionNiv2.codJ ||</text:p>
      <text:p text:style-name="P10"><text:tab/><text:tab/><text:tab/><text:tab/>ifeq +7 ||</text:p>
      <text:p text:style-name="P10"><text:tab/><text:tab/><text:tab/><text:tab/>iconst_1 ||</text:p>
      <text:p text:style-name="P10"><text:tab/><text:tab/><text:tab/><text:tab/>goto +4 ||</text:p>
      <text:p text:style-name="P10"><text:tab/><text:tab/><text:tab/><text:tab/>iconst_0</text:p>
      <text:p text:style-name="P10"/>
      <text:p text:style-name="P10"><text:tab/>ExpresiónNiv1Rec0.codP = ExpresiónNivRec1.codP</text:p>
      <text:p text:style-name="P10"><text:tab/>ExpresiónNiv1Rec0.codJ = ExpresiónNivRec1.codJ</text:p>
      <text:p text:style-name="P10"/>
      <text:p text:style-name="P8">ExpresiónNiv2 → ExpresiónNiv3 ExpresiónNiv2Rec</text:p>
      <text:p text:style-name="P8"><text:tab/><text:span text:style-name="T2">ExpresiónNiv2Rec.codPh = ExpresiónNiv3.codP</text:span></text:p>
      <text:p text:style-name="P8"><text:span text:style-name="T2"><text:tab/>ExpresiónNiv2Rec.codJh = ExpresiónNiv3.codJ</text:span></text:p>
      <text:p text:style-name="P8"><text:span text:style-name="T2"><text:tab/>ExpresiónNiv2.codP = ExpresiónNiv2Rec.codP</text:span></text:p>
      <text:p text:style-name="P8"><text:span text:style-name="T2"><text:tab/>ExpresiónNiv2.codJ = ExpresiónNiv2Rec.codJ</text:span></text:p>
      <text:p text:style-name="P8">ExpresiónNiv2Rec → λ</text:p>
      <text:p text:style-name="P8"><text:tab/><text:span text:style-name="T2">ExpresiónNiv2Rec.codP = ExpresiónNiv2Rec.codPh</text:span></text:p>
      <text:p text:style-name="P8"><text:span text:style-name="T2"><text:tab/>ExpresiónNiv2Rec.codJ = ExpresiónNiv2Rec.codJh</text:span></text:p>
      <text:p text:style-name="P8"/>
      <text:p text:style-name="P8">ExpresiónNiv2Rec → OpNiv2 ExpresiónNiv3 ExpresiónNiv2Rec</text:p>
      <text:p text:style-name="P10"><text:span text:style-name="T5"><text:tab/>ExpresiónNiv2Rec1.codPh = </text:span></text:p>
      <text:p text:style-name="P11"><text:tab/><text:tab/>case(OpNiv2.op)</text:p>
      <text:p text:style-name="P11"><text:tab/><text:tab/><text:tab/>Multiplica:</text:p>
      <text:p text:style-name="P11"><text:tab/><text:tab/><text:tab/><text:tab/>case (ExpresiónNiv2Rec0.tipoh)</text:p>
      <text:p text:style-name="P11"><text:tab/><text:tab/><text:tab/><text:tab/><text:tab/>float:</text:p>
      <text:p text:style-name="P11"><text:tab/><text:tab/><text:tab/><text:tab/><text:tab/><text:tab/>si(ExpresionNiv3.tipo = float)</text:p>
      <text:p text:style-name="P11"><text:tab/><text:tab/><text:tab/><text:tab/><text:tab/><text:tab/><text:tab/>ExpresiónNiv2Rec0.codPh || ExpresiónNiv3.codP || Mul</text:p>
      <text:p text:style-name="P11"><text:tab/><text:tab/><text:tab/><text:tab/><text:tab/><text:tab/>sino </text:p>
      <text:p text:style-name="P11"><text:tab/><text:tab/><text:tab/><text:tab/><text:tab/><text:tab/><text:tab/>ExpresiónNiv2Rec0.codPh || ExpresiónNiv3.codP || (CastFloat) || Mul</text:p>
      <text:p text:style-name="P11"><text:tab/><text:tab/><text:tab/><text:tab/><text:tab/>entero:</text:p>
      <text:p text:style-name="P11"><text:tab/><text:tab/><text:tab/><text:tab/><text:tab/><text:tab/>si (ExpresionNiv3 .tipo = float)</text:p>
      <text:p text:style-name="P11"><text:tab/><text:tab/><text:tab/><text:tab/><text:tab/><text:tab/><text:tab/>ExpresiónNiv2Rec0.codPh || (CastFloat) || ExpresiónNiv3.codP || Mul</text:p>
      <text:p text:style-name="P11"><text:tab/><text:tab/><text:tab/><text:tab/><text:tab/><text:tab/>sino si (ExpresionNiv3 .tipo = natural)</text:p>
      <text:p text:style-name="P11"><text:tab/><text:tab/><text:tab/><text:tab/><text:tab/><text:tab/><text:tab/>ExpresiónNiv2Rec0.codPh || ExpresiónNiv3.codP || (CastInt) || Mul</text:p>
      <text:p text:style-name="P11"><text:tab/><text:tab/><text:tab/><text:tab/><text:tab/><text:tab/>sino </text:p>
      <text:p text:style-name="P11"><text:tab/><text:tab/><text:tab/><text:tab/><text:tab/><text:tab/><text:tab/>ExpresiónNiv2Rec0.codPh || ExpresiónNiv3.codP || Mul</text:p>
      <text:p text:style-name="P11"><text:tab/><text:tab/><text:tab/><text:tab/><text:tab/>natural:</text:p>
      <text:p text:style-name="P11"><text:tab/><text:tab/><text:tab/><text:tab/><text:tab/><text:tab/>si (ExpresionNiv3 .tipo = float)</text:p>
      <text:p text:style-name="P11"><text:tab/><text:tab/><text:tab/><text:tab/><text:tab/><text:tab/><text:tab/>ExpresiónNiv2Rec0.codPh || (CastFloat) || ExpresiónNiv3.codP || Mul</text:p>
      <text:p text:style-name="P11"><text:tab/><text:tab/><text:tab/><text:tab/><text:tab/><text:tab/>sino si (ExpresionNiv3 .tipo = entero)</text:p>
      <text:p text:style-name="P11"><text:tab/><text:tab/><text:tab/><text:tab/><text:tab/><text:tab/><text:tab/>ExpresiónNiv2Rec0.codPh || (CastInt) || ExpresiónNiv3.codP || <text:s/>Mul</text:p>
      <text:p text:style-name="P11"><text:tab/><text:tab/><text:tab/><text:tab/><text:tab/><text:tab/>sino </text:p>
      <text:p text:style-name="P11"><text:soft-page-break/><text:tab/><text:tab/><text:tab/><text:tab/><text:tab/><text:tab/><text:tab/>ExpresiónNiv2Rec0.codPh || ExpresiónNiv3.codP || Mul</text:p>
      <text:p text:style-name="P11"><text:tab/><text:tab/><text:tab/>Divide:</text:p>
      <text:p text:style-name="P11"><text:tab/><text:tab/><text:tab/><text:tab/>case (ExpresiónNiv2Rec0.tipoh)</text:p>
      <text:p text:style-name="P11"><text:tab/><text:tab/><text:tab/><text:tab/><text:tab/>float:</text:p>
      <text:p text:style-name="P11"><text:tab/><text:tab/><text:tab/><text:tab/><text:tab/><text:tab/>si(ExpresionNiv3.tipo = float)</text:p>
      <text:p text:style-name="P11"><text:tab/><text:tab/><text:tab/><text:tab/><text:tab/><text:tab/><text:tab/>ExpresiónNiv2Rec0.codPh || ExpresiónNiv3.codP || Div</text:p>
      <text:p text:style-name="P11"><text:tab/><text:tab/><text:tab/><text:tab/><text:tab/><text:tab/>sino </text:p>
      <text:p text:style-name="P11"><text:tab/><text:tab/><text:tab/><text:tab/><text:tab/><text:tab/><text:tab/>ExpresiónNiv2Rec0.codPh || ExpresiónNiv3.codP || (CastFloat) || Div</text:p>
      <text:p text:style-name="P11"><text:tab/><text:tab/><text:tab/><text:tab/><text:tab/>entero:</text:p>
      <text:p text:style-name="P11"><text:tab/><text:tab/><text:tab/><text:tab/><text:tab/><text:tab/>si (ExpresionNiv3 .tipo = float)</text:p>
      <text:p text:style-name="P11"><text:tab/><text:tab/><text:tab/><text:tab/><text:tab/><text:tab/><text:tab/>ExpresiónNiv2Rec0.codPh || (CastFloat) || ExpresiónNiv3.codP || Div</text:p>
      <text:p text:style-name="P11"><text:tab/><text:tab/><text:tab/><text:tab/><text:tab/><text:tab/>sino si (ExpresionNiv3 .tipo = natural)</text:p>
      <text:p text:style-name="P11"><text:tab/><text:tab/><text:tab/><text:tab/><text:tab/><text:tab/><text:tab/>ExpresiónNiv2Rec0.codPh || ExpresiónNiv3.codP || (CastInt) || Div</text:p>
      <text:p text:style-name="P11"><text:tab/><text:tab/><text:tab/><text:tab/><text:tab/><text:tab/>sino </text:p>
      <text:p text:style-name="P11"><text:tab/><text:tab/><text:tab/><text:tab/><text:tab/><text:tab/><text:tab/>ExpresiónNiv2Rec0.codPh || ExpresiónNiv3.codP || Div</text:p>
      <text:p text:style-name="P11"><text:tab/><text:tab/><text:tab/><text:tab/><text:tab/>natural:</text:p>
      <text:p text:style-name="P11"><text:tab/><text:tab/><text:tab/><text:tab/><text:tab/><text:tab/>si (ExpresionNiv3 .tipo = float)</text:p>
      <text:p text:style-name="P11"><text:tab/><text:tab/><text:tab/><text:tab/><text:tab/><text:tab/><text:tab/>ExpresiónNiv2Rec0.codPh || (CastFloat) || ExpresiónNiv3.codP || Div</text:p>
      <text:p text:style-name="P11"><text:tab/><text:tab/><text:tab/><text:tab/><text:tab/><text:tab/>sino si (ExpresionNiv3 .tipo = entero)</text:p>
      <text:p text:style-name="P11"><text:tab/><text:tab/><text:tab/><text:tab/><text:tab/><text:tab/><text:tab/>ExpresiónNiv2Rec0.codPh || (CastInt) || ExpresiónNiv3.codP || <text:s/>Div</text:p>
      <text:p text:style-name="P11"><text:tab/><text:tab/><text:tab/><text:tab/><text:tab/><text:tab/>sino </text:p>
      <text:p text:style-name="P11"><text:tab/><text:tab/><text:tab/><text:tab/><text:tab/><text:tab/><text:tab/>ExpresiónNiv2Rec0.codPh || ExpresiónNiv3.codP || Div</text:p>
      <text:p text:style-name="P11"><text:tab/><text:tab/><text:tab/>Modulo:</text:p>
      <text:p text:style-name="P11"><text:tab/><text:tab/><text:tab/><text:tab/>ExpresiónNiv2Rec0.codPh || ExpresiónNiv3.codP || Mod</text:p>
      <text:p text:style-name="P11"><text:tab/><text:tab/><text:tab/>y:</text:p>
      <text:p text:style-name="P11"><text:tab/><text:tab/><text:tab/><text:tab/>ExpresiónNiv2Rec0.codPh || ExpresiónNiv3.codP || Y</text:p>
      <text:p text:style-name="P11"/>
      <text:p text:style-name="P11"><text:tab/>ExpresiónNiv2Rec1.codJh = </text:p>
      <text:p text:style-name="P11"><text:tab/><text:tab/>case(OpNiv2.op)</text:p>
      <text:p text:style-name="P11"><text:tab/><text:tab/><text:tab/>Multiplica:</text:p>
      <text:p text:style-name="P11"><text:tab/><text:tab/><text:tab/><text:tab/>si(ExpresiónNiv2Rec0.tipoh = float)</text:p>
      <text:p text:style-name="P11"><text:tab/><text:tab/><text:tab/><text:tab/><text:tab/>si(ExpresionNiv3.tipo = float)</text:p>
      <text:p text:style-name="P11"><text:tab/><text:tab/><text:tab/><text:tab/><text:tab/><text:tab/>ExpresiónNiv2Rec0.codJh || ExpresionNiv3.codJ || fmul</text:p>
      <text:p text:style-name="P11"><text:tab/><text:tab/><text:tab/><text:tab/><text:tab/>sino</text:p>
      <text:p text:style-name="P11"><text:tab/><text:tab/><text:tab/><text:tab/><text:tab/><text:tab/>ExpresiónNiv2Rec0.codJh || ExpresionNiv3.codJ || i2f || fmul</text:p>
      <text:p text:style-name="P11"><text:tab/><text:tab/><text:tab/><text:tab/>sino</text:p>
      <text:p text:style-name="P11"><text:tab/><text:tab/><text:tab/><text:tab/><text:tab/>si(ExpresionNiv3.tipo = float)</text:p>
      <text:p text:style-name="P11"><text:tab/><text:tab/><text:tab/><text:tab/><text:tab/><text:tab/>ExpresiónNiv2Rec0.codJh || i2f || ExpresionNiv3.codJ|| fmul</text:p>
      <text:p text:style-name="P11"><text:tab/><text:tab/><text:tab/><text:tab/><text:tab/>sino</text:p>
      <text:p text:style-name="P11"><text:tab/><text:tab/><text:tab/><text:tab/><text:tab/><text:tab/>ExpresiónNiv2Rec0.codJh || ExpresionNiv3.codJ|| imul</text:p>
      <text:p text:style-name="P11"><text:tab/><text:tab/><text:tab/>Divide:</text:p>
      <text:p text:style-name="P11"><text:tab/><text:tab/><text:tab/><text:tab/>si(ExpresiónNiv2Rec0.tipoh = float)</text:p>
      <text:p text:style-name="P11"><text:tab/><text:tab/><text:tab/><text:tab/><text:tab/>si(ExpresionNiv3.tipo = float)</text:p>
      <text:p text:style-name="P11"><text:tab/><text:tab/><text:tab/><text:tab/><text:tab/><text:tab/>ExpresiónNiv2Rec0.codJh || ExpresionNiv3.codJ || fdiv</text:p>
      <text:p text:style-name="P11"><text:tab/><text:tab/><text:tab/><text:tab/><text:tab/>sino</text:p>
      <text:p text:style-name="P11"><text:tab/><text:tab/><text:tab/><text:tab/><text:tab/><text:tab/>ExpresiónNiv2Rec0.codJh || ExpresionNiv3.codJ || i2f || fdiv</text:p>
      <text:p text:style-name="P11"><text:tab/><text:tab/><text:tab/><text:tab/>sino</text:p>
      <text:p text:style-name="P11"><text:tab/><text:tab/><text:tab/><text:tab/><text:tab/>si(ExpresionNiv3.tipo = float)</text:p>
      <text:p text:style-name="P11"><text:tab/><text:tab/><text:tab/><text:tab/><text:tab/><text:tab/>ExpresiónNiv2Rec0.codJh || i2f || ExpresionNiv3.codJ|| fdiv</text:p>
      <text:p text:style-name="P11"><text:tab/><text:tab/><text:tab/><text:tab/><text:tab/>sino</text:p>
      <text:p text:style-name="P11"><text:tab/><text:tab/><text:tab/><text:tab/><text:tab/><text:tab/>ExpresiónNiv2Rec0.codJh || ExpresionNiv3.codJ|| idiv</text:p>
      <text:p text:style-name="P11"><text:tab/><text:tab/><text:tab/>Modulo:</text:p>
      <text:p text:style-name="P11"><text:tab/><text:tab/><text:tab/><text:tab/>ExpresiónNiv2Rec0.codJh || ExpresiónNiv3.codJ || imod</text:p>
      <text:p text:style-name="P11"><text:tab/><text:tab/><text:tab/>y:</text:p>
      <text:p text:style-name="P11"><text:tab/><text:tab/><text:tab/><text:tab/>ExpresiónNiv2Rec0.codJh ||</text:p>
      <text:p text:style-name="P11"><text:tab/><text:tab/><text:tab/><text:tab/>ifeq +11 ||</text:p>
      <text:p text:style-name="P11"><text:tab/><text:tab/><text:tab/><text:tab/>ExpresiónNiv3.codJ ||</text:p>
      <text:p text:style-name="P11"><text:tab/><text:tab/><text:tab/><text:tab/>ifeq +7 ||</text:p>
      <text:p text:style-name="P11"><text:tab/><text:tab/><text:tab/><text:tab/>iconst_1 ||</text:p>
      <text:p text:style-name="P11"><text:tab/><text:tab/><text:tab/><text:tab/>goto +4 ||</text:p>
      <text:p text:style-name="P11"><text:tab/><text:tab/><text:tab/><text:tab/>iconst_0</text:p>
      <text:p text:style-name="P11"><text:tab/>ExpresiónNiv2Rec0.codP = ExpresiónNiv2Rec1.codP</text:p>
      <text:p text:style-name="P11"><text:tab/>ExpresiónNiv2Rec0.codJ = ExpresiónNiv2Rec1.codJ</text:p>
      <text:p text:style-name="P19"><text:soft-page-break/>ExpresiónNiv3 → ExpresiónNiv4 ExpresiónNiv3Fact</text:p>
      <text:p text:style-name="P11"><text:tab/><text:span text:style-name="T2">ExpresiónNiv3Fact.codPh = ExpresiónNiv4.codP</text:span></text:p>
      <text:p text:style-name="P11"><text:span text:style-name="T2"><text:tab/>ExpresiónNiv3Fact.codJh = ExpresiónNiv4.codJ</text:span></text:p>
      <text:p text:style-name="P11"><text:span text:style-name="T2"><text:tab/>ExpresiónNiv3.codP = ExpresiónNiv3Fact.codP</text:span></text:p>
      <text:p text:style-name="P11"><text:span text:style-name="T2"><text:tab/>ExpresiónNiv3.codJ = ExpresiónNiv3Fact.codJ</text:span></text:p>
      <text:p text:style-name="P19"/>
      <text:p text:style-name="P19">ExpresiónNiv3Fact → λ</text:p>
      <text:p text:style-name="P11"><text:span text:style-name="T2"><text:tab/>ExpresiónNiv3Fact.codP = ExpresiónNiv3Fact.codPh</text:span></text:p>
      <text:p text:style-name="P19"><text:span text:style-name="T2"><text:tab/>ExpresiónNiv3Fact.codJ = ExpresiónNiv3Fact.codJh</text:span></text:p>
      <text:p text:style-name="P19"/>
      <text:p text:style-name="P19">ExpresiónNiv3Fact → OpNiv3 ExpresiónNiv3</text:p>
      <text:p text:style-name="P11"><text:tab/>ExpresiónNiv3Fact.codP = </text:p>
      <text:p text:style-name="P10"><text:tab/><text:tab/>case (OpNiv3.op)</text:p>
      <text:p text:style-name="P10"><text:tab/><text:tab/><text:tab/>shl:</text:p>
      <text:p text:style-name="P10"><text:tab/><text:tab/><text:tab/><text:tab/><text:span text:style-name="T5">ExpresiónNiv3Fact.codPh || ExpresiónNiv3.codP || shl</text:span></text:p>
      <text:p text:style-name="P10"><text:tab/><text:tab/><text:tab/>shr:</text:p>
      <text:p text:style-name="P10"><text:tab/><text:tab/><text:tab/><text:tab/><text:span text:style-name="T5">ExpresiónNiv3Fact.codPh || ExpresiónNiv3.codP || shr</text:span></text:p>
      <text:p text:style-name="P11"><text:tab/>ExpresiónNiv3Fact.codJ = </text:p>
      <text:p text:style-name="P10"><text:tab/><text:tab/>case (OpNiv3.op)</text:p>
      <text:p text:style-name="P10"><text:tab/><text:tab/><text:tab/>shl:</text:p>
      <text:p text:style-name="P10"><text:tab/><text:tab/><text:tab/><text:tab/><text:span text:style-name="T5">ExpresiónNiv3Fact.codJh || ExpresiónNiv3.codJ|| ishl</text:span></text:p>
      <text:p text:style-name="P10"><text:tab/><text:tab/><text:tab/>shr:</text:p>
      <text:p text:style-name="P11"><text:tab/><text:tab/><text:tab/><text:tab/>ExpresiónNiv3Fact.codJh || ExpresiónNiv3.codJ || ish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ctor </meta:initial-creator>
    <meta:creation-date>2010-01-09T19:33:42</meta:creation-date>
    <dc:date>2010-01-13T21:28:53</dc:date>
    <meta:editing-duration>PT05H07M19S</meta:editing-duration>
    <meta:editing-cycles>10</meta:editing-cycles>
    <meta:generator>OpenOffice.org/3.1$Linux OpenOffice.org_project/310m21$Build-9319</meta:generator>
    <dc:creator>Hector </dc:creator>
    <meta:document-statistic meta:table-count="0" meta:image-count="0" meta:object-count="0" meta:page-count="13" meta:paragraph-count="715" meta:word-count="2252" meta:character-count="24285"/>
    <meta:user-defined meta:name="Info 1"/>
    <meta:user-defined meta:name="Info 2"/>
    <meta:user-defined meta:name="Info 3"/>
    <meta:user-defined meta:name="Info 4"/>
  </office:meta>
</office:document-meta>
</file>